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Decoder.getDelimiterBytes( @ Nullable MimeType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Decoder.getCharset( @ Nullable MimeType mim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Decoder.textPlain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Decoder.decode( Publisher &lt; DataBuffer &gt; input , ResolvableType elementType , @ Nullable MimeType mimeType , @ Nullable Map &lt; String , Object &gt;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ringDecoder.all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Decoder.textPlainOnly( List &lt; String &gt; delimiters , boolean strip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Decoder.canDecode( ResolvableType elementType , @ Nullable MimeType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Decoder.allMimeTypes( List &lt; String &gt; delimiters , boolean strip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Decoder.decode( DataBuffer dataBuffer , ResolvableType elemen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Decoder.getDefaul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Decoder.setDefaultCharset( Charset default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Decoder.processDataBuffer( DataBuffer buffer , DataBufferUtils . Matcher matcher , LimitedDataBufferList chunk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tringDecoder.StringDecoder( List &lt; String &gt; delimiters , boolean stripDelimiter , MimeType ... 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